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pache Spark</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Spark, like other big data tools, is powerful, capable, and well-suited to tackling a range of data challenges. Spark, like other big data technologies,is not necessarily the best choice for every data processing task</text:p>
              </text:list-item>
              <text:list-item>
                <text:p>Spark was optimized to run in memory, helping process data far more quickly than alternative approaches like Hadoop’s MapReduce, which tends to write data to and from computer hard drives between each stage of processing. Its proponents claim that Spark running in memory can be 100 times faster than Hadoop MapReduce, but also 10 times faster when pro- cessing disk-based data in a similar way to Hadoop MapReduce itself.</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user-transformed="true">
          <draw:text-box>
            <text:list text:style-name="L2">
              <text:list-item>
                <text:p>Simplicity: Spark’s capabilities are accessible via a set of rich APIs, all de-</text:p>
              </text:list-item>
              <text:list-item>
                <text:p>signed specifically for interacting quickly and easily with data at scale.</text:p>
              </text:list-item>
              <text:list-item>
                <text:p>These APIs are well documented, and structured in a way that makes it</text:p>
              </text:list-item>
              <text:list-item>
                <text:p>straightforward for data scientists and application developers to quickly</text:p>
              </text:list-item>
              <text:list-item>
                <text:p>put Spark to work; </text:p>
              </text:list-item>
              <text:list-item>
                <text:p/>
              </text:list-item>
              <text:list-item>
                <text:p>• Speed: Spark is designed for speed, operating both in memory and on</text:p>
              </text:list-item>
              <text:list-item>
                <text:p>disk. In 2014, Spark was used to win the Daytona Gray Sort benchmark-</text:p>
              </text:list-item>
              <text:list-item>
                <text:p>ing challenge, processing 100 terabytes of data stored on solid-state</text:p>
              </text:list-item>
              <text:list-item>
                <text:p>drives in just 23 minutes. The previous winner used Hadoop and a differ-</text:p>
              </text:list-item>
              <text:list-item>
                <text:p>ent cluster configuration, but it took 72 minutes. This win was the result</text:p>
              </text:list-item>
              <text:list-item>
                <text:p>of processing a static data set. Spark’s performance can be even greater</text:p>
              </text:list-item>
              <text:list-item>
                <text:p>when supporting interactive queries of data stored in memory, with</text:p>
              </text:list-item>
              <text:list-item>
                <text:p>claims that Spark can be 100 times faster than Hadoop’s MapReduce in</text:p>
              </text:list-item>
              <text:list-item>
                <text:p>these situations;</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 Support: Spark supports a range of programming languages, including Java, Python, R, and Scala. Although often closely associated with Ha-doop’s underlying storage system, HDFS, Spark includes native support for tight integration with a number of leading storage solutions in the Hadoop ecosystem and beyond.</text:p>
              </text:list-item>
              <text:list-item>
                <text:p>./bin/spark-shell</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val data = 1 to 50000</text:p>
              </text:list-item>
              <text:list-item>
                <text:p>val sparkSample = sc.parallelize(data)</text:p>
              </text:list-item>
              <text:list-item>
                <text:p>sparkSample.filter(_ &lt; 10).collect()</text:p>
              </text:list-item>
              <text:list-item>
                <text:p>• Java</text:p>
              </text:list-item>
              <text:list-item>
                <text:p>• Python</text:p>
              </text:list-item>
              <text:list-item>
                <text:p>• Scala</text:p>
              </text:list-item>
              <text:list-item>
                <text:p>• SQL</text:p>
              </text:list-item>
              <text:list-item>
                <text:p>• R</text:p>
                <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user-transformed="true">
          <draw:text-box>
            <text:list text:style-name="L2">
              <text:list-item>
                <text:p>Spark Core: This is the heart of Spark, and is responsible for manage-</text:p>
              </text:list-item>
              <text:list-item>
                <text:p>ment functions such as task scheduling. Spark Core implements and depends upon a programming abstraction known as Resilient Distributed Datasets (RDDs), which are discussed in more detail below.</text:p>
              </text:list-item>
              <text:list-item>
                <text:p>Spark SQL: This is Spark’s module for working with structured data, and it is designed to support workloads that combine familiar SQL database queries with more complicated, algorithm-based analytics. Spark SQL supports the open source Hive project, and its SQL-like HiveQL query syntax. Spark SQL also supports JDBC and ODBC connections, enabling a degree of integration with existing databases, data warehouses and business intelligence tools. JDBC connectors can also be used to integrate with Apache Drill, opening up access to an even broader range of data</text:p>
              </text:list-item>
              <text:list-item>
                <text:p>Sources.</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Spark Streaming: This module supports scalable and fault-tolerant processing of streaming data, and can integrate with established sources of data streams like Flume (optimized for data logs) and Kafka (optimized</text:p>
              </text:list-item>
              <text:list-item>
                <text:p>for distributed messaging). Spark Streaming’s design, and its use of</text:p>
              </text:list-item>
              <text:list-item>
                <text:p>Spark’s RDD abstraction, are meant to ensure that applications written</text:p>
              </text:list-item>
              <text:list-item>
                <text:p>for streaming data can be repurposed to analyze batches of historical da-</text:p>
              </text:list-item>
              <text:list-item>
                <text:p>ta with little modification.</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4T17:58:35.912863564</meta:creation-date>
    <dc:date>2018-03-20T21:27:36.858372263</dc:date>
    <meta:editing-duration>PT3H56M24S</meta:editing-duration>
    <meta:editing-cycles>4</meta:editing-cycles>
    <meta:generator>LibreOffice/5.1.6.2$Linux_X86_64 LibreOffice_project/10m0$Build-2</meta:generator>
    <meta:document-statistic meta:object-count="48"/>
  </office:meta>
</office:document-meta>
</file>